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ha@ubuntu:~$ cd Desktop</text:p>
      <text:p text:style-name="Standard">neha@ubuntu:~/Desktop$ gcc huffmann.c</text:p>
      <text:p text:style-name="Standard">gcc: error: huffmann.c: No such file or directory</text:p>
      <text:p text:style-name="Standard">gcc: fatal error: no input files</text:p>
      <text:p text:style-name="Standard">compilation terminated.</text:p>
      <text:p text:style-name="Standard">neha@ubuntu:~/Desktop$ gcc huffman.c</text:p>
      <text:p text:style-name="Standard">neha@ubuntu:~/Desktop$ ./a.out</text:p>
      <text:p text:style-name="Standard"></text:p>
      <text:p text:style-name="Standard"><text:s/>Enter the number of characters to be encoded:6</text:p>
      <text:p text:style-name="Standard"></text:p>
      <text:p text:style-name="Standard"><text:s/>Enter the character:a</text:p>
      <text:p text:style-name="Standard"></text:p>
      <text:p text:style-name="Standard"><text:s/>Enter the frequency:2</text:p>
      <text:p text:style-name="Standard"></text:p>
      <text:p text:style-name="Standard"><text:s/>Enter the character:b</text:p>
      <text:p text:style-name="Standard"></text:p>
      <text:p text:style-name="Standard"><text:s/>Enter the frequency:3</text:p>
      <text:p text:style-name="Standard"></text:p>
      <text:p text:style-name="Standard"><text:s/>Enter the character:c</text:p>
      <text:p text:style-name="Standard"></text:p>
      <text:p text:style-name="Standard"><text:s/>Enter the frequency:5</text:p>
      <text:p text:style-name="Standard"></text:p>
      <text:p text:style-name="Standard"><text:s/>Enter the character:d</text:p>
      <text:p text:style-name="Standard"></text:p>
      <text:p text:style-name="Standard"><text:s/>Enter the frequency:7</text:p>
      <text:p text:style-name="Standard"></text:p>
      <text:p text:style-name="Standard"><text:s/>Enter the character:e</text:p>
      <text:p text:style-name="Standard"></text:p>
      <text:p text:style-name="Standard"><text:s/>Enter the frequency:9</text:p>
      <text:p text:style-name="Standard"></text:p>
      <text:p text:style-name="Standard"><text:s/>Enter the character:f</text:p>
      <text:p text:style-name="Standard"></text:p>
      <text:p text:style-name="Standard"><text:s/>Enter the frequency:13</text:p>
      <text:p text:style-name="Standard"/>
      <text:p text:style-name="Standard">Huffman Codes:</text:p>
      <text:p text:style-name="Standard">d:00</text:p>
      <text:p text:style-name="Standard">e:01</text:p>
      <text:p text:style-name="Standard">c:100</text:p>
      <text:p text:style-name="Standard">a:1010</text:p>
      <text:p text:style-name="Standard">b:1011</text:p>
      <text:p text:style-name="Standard">f: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</meta:initial-creator>
    <meta:creation-date>2015-04-07T08:12:02</meta:creation-date>
    <dc:date>2015-04-07T08:13:18</dc:date>
    <dc:creator>Neha </dc:creator>
    <meta:editing-duration>P0D</meta:editing-duration>
    <meta:editing-cycles>1</meta:editing-cycles>
    <meta:document-statistic meta:table-count="0" meta:image-count="0" meta:object-count="0" meta:page-count="1" meta:paragraph-count="40" meta:word-count="79" meta:character-count="625" meta:non-whitespace-character-count="522"/>
    <meta:generator>LibreOffice/3.5$Linux_x86 LibreOffice_project/350m1$Build-202</meta:generator>
  </office:meta>
</office:document-meta>
</file>